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4fe" officeooo:paragraph-rsid="000fd4fe"/>
    </style:style>
    <style:style style:name="P2" style:family="paragraph" style:parent-style-name="Standard" style:list-style-name="L3">
      <style:text-properties officeooo:rsid="000fd4fe" officeooo:paragraph-rsid="000fd4fe"/>
    </style:style>
    <style:style style:name="P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17cd8"/>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LZBOT LOGO AND STUFF</text:p>
      <text:p text:style-name="P1"/>
      <text:p text:style-name="P1"/>
      <text:p text:style-name="P1">You've bought a flexy<text:span text:style-name="T1">struder for your TAZ</text:span>. Great!</text:p>
      <text:p text:style-name="P1"/>
      <text:p text:style-name="P1">Your unit has been tested and calibrated in the factory, please follow these steps to configure your <text:span text:style-name="T1">TAZ</text:span> for the new toolhead.</text:p>
      <text:p text:style-name="P1"/>
      <text:list xml:id="list1900271658855718656" text:style-name="L3">
        <text:list-item>
          <text:p text:style-name="P2">After installing the toolhead, open up cura and connect to the printer. In the dialog box on the right side of the control window, enter:</text:p>
          <text:list>
            <text:list-item>
              <text:p text:style-name="P2">M92 E_____</text:p>
            </text:list-item>
            <text:list-item>
              <text:p text:style-name="P2">M500</text:p>
            </text:list-item>
          </text:list>
        </text:list-item>
      </text:list>
      <text:p text:style-name="P1">This will adjust the amount of material that the printhead feeds to our factory calibrated value. In the event that you want to switch back to the standard extruder, follow these instructions:</text:p>
      <text:p text:style-name="P1"/>
      <text:list xml:id="list140211470163622" text:continue-numbering="true" text:style-name="L3">
        <text:list-item>
          <text:p text:style-name="P2"><office:annotation office:name="__Annotation__36_299341672"><dc:creator>Claudio Donndelinger</dc:creator><dc:date>2015-09-02T13:59:55.570550477</dc:date><text:list text:style-name=""><text:list-item><text:p text:style-name="P3"><text:span text:style-name="T2">This won't work with the TAZ, as they have different esteps. They'll need to refer to their “Test Acceptance Record” to pull the E0 value. They'll have to repeat the M92 E_ _ _ <text:s/>process or use their GLCD to update the first E0 steps/mm.</text:span></text:p></text:list-item><text:list-item><text:p text:style-name="P3"><text:span text:style-name="T2"/></text:p></text:list-item></text:list></office:annotation>After installing the new toolhead, open up cura and connect to the printer. In the dialog box on the right side of the control window, enter:</text:p>
          <text:list>
            <text:list-item>
              <text:p text:style-name="P2">M502</text:p>
            </text:list-item>
            <text:list-item>
              <text:p text:style-name="P2">M500<office:annotation-end office:name="__Annotation__36_29934167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8T10:21:29.740597514</meta:creation-date>
    <dc:date>2015-09-02T14:01:26.745323311</dc:date>
    <meta:editing-duration>PT4M9S</meta:editing-duration>
    <meta:editing-cycles>3</meta:editing-cycles>
    <meta:generator>LibreOffice/4.3.3.2$Linux_X86_64 LibreOffice_project/430m0$Build-2</meta:generator>
    <dc:creator>Claudio Donndelinger</dc:creator>
    <meta:document-statistic meta:table-count="0" meta:image-count="0" meta:object-count="0" meta:page-count="1" meta:paragraph-count="10" meta:word-count="128" meta:character-count="695" meta:non-whitespace-character-count="583"/>
  </office:meta>
</office:document-meta>
</file>